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ieldTest11_reader.test_cn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ateFieldTest11_reader.test_c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eFieldTest11_reader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